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6780d" officeooo:paragraph-rsid="0016780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16d0af" officeooo:paragraph-rsid="0016d0af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ce181e"/>
    </style:style>
    <style:style style:name="T3" style:family="text">
      <style:text-properties officeooo:rsid="001953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UNA BD ALUMNOS</text:p>
      <text:p text:style-name="P1"/>
      <text:p text:style-name="P1">USAR DICHA BD</text:p>
      <text:p text:style-name="P1"/>
      <text:p text:style-name="P1">CREAR TABLA MODULOS (<text:span text:style-name="T1">ID:</text:span>INT, NOMBRE:VARCHAR(20), SIGLAS VARCHAR(5))</text:p>
      <text:p text:style-name="P1"/>
      <text:p text:style-name="P1">CREAR TABLA ALUMNOS (<text:span text:style-name="T1">ID:</text:span>INT, NOMBRE:VARCHAR(20), FNAC:DATE, IDM<text:span text:style-name="T3">(</text:span>fk):INT )</text:p>
      <text:p text:style-name="P1"><text:s text:c="71"/>DC:UC</text:p>
      <text:p text:style-name="P1"/>
      <text:p text:style-name="P1">INSERT INTO MODULOS VALUES (1,’BASES DE DATOS’,’BD’);</text:p>
      <text:p text:style-name="P1"/>
      <text:p text:style-name="P1">INSERT INTO MODULOS VALUES (2,’OPROG DATOS’,’PROG’);</text:p>
      <text:p text:style-name="P1"/>
      <text:p text:style-name="P1">INSERT INTO ALUMNOS VALUES (1,’PEPE LOPEZ’,’2000-11-23’,<text:span text:style-name="T2">1</text:span>);</text:p>
      <text:p text:style-name="P1"/>
      <text:p text:style-name="P2">MOSTRAR CONTENIDO DE LA TABLA:</text:p>
      <text:p text:style-name="P1">SELECT * FROM MODULOS;</text:p>
      <text:p text:style-name="P1"/>
      <text:p text:style-name="P2">MOSTRAR ESTRUCTURA DE LA TABLA:</text:p>
      <text:p text:style-name="P2">DESCRIBE ALUMNOS;</text:p>
      <text:p text:style-name="P2"/>
      <text:p text:style-name="P2">SHOW CREATE TABLE ALUMNOS;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9:17:12.975670523</meta:creation-date>
    <meta:editing-duration>PT12M37S</meta:editing-duration>
    <meta:editing-cycles>3</meta:editing-cycles>
    <meta:generator>LibreOffice/6.0.6.2$Linux_X86_64 LibreOffice_project/00m0$Build-2</meta:generator>
    <dc:date>2018-12-14T08:30:43.523510686</dc:date>
    <meta:document-statistic meta:table-count="0" meta:image-count="0" meta:object-count="0" meta:page-count="1" meta:paragraph-count="13" meta:word-count="62" meta:character-count="539" meta:non-whitespace-character-count="419"/>
  </office:meta>
</office:document-meta>
</file>